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fo:text-align="justify" style:justify-single-word="false"/>
      <style:text-properties style:font-name="Times New Roman" fo:font-size="15pt" fo:font-weight="bold" officeooo:rsid="001efd74" officeooo:paragraph-rsid="001efd74" style:font-size-asian="15pt" style:font-weight-asian="bold" style:font-size-complex="15pt" style:font-weight-complex="bold"/>
    </style:style>
    <style:style style:name="P2" style:family="paragraph" style:parent-style-name="Standard">
      <loext:graphic-properties draw:fill-gradient-name="gradient" draw:fill-hatch-name="hatch"/>
      <style:paragraph-properties fo:line-height="200%" fo:text-align="justify" style:justify-single-word="false"/>
      <style:text-properties style:font-name="Times New Roman" fo:font-size="12pt" style:font-size-asian="12pt" style:font-size-complex="12pt"/>
    </style:style>
    <style:style style:name="T1" style:family="text">
      <style:text-properties officeooo:rsid="001effd0"/>
    </style:style>
    <style:style style:name="T2" style:family="text">
      <style:text-properties officeooo:rsid="001f99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2">Answer to </text:span>1 number question</text:p>
      <text:p text:style-name="P2"><text:span text:style-name="T2">Duty ethics (d</text:span>eontological ethics<text:span text:style-name="T2">)</text:span> is a philosophy where duties and ethical responsibilities are prioritized. This philosophy also represents some special ethical characteristics. It also means that doing good deeds is morally obligatory. Immanuel Kant was the first renowned philosopher who defined deontology. Kant mentioned that anything is not good without qualification. Good will implies conforming to the moral law rather than going beyond natural inclinations, and acting concerning the law. Duty ethics also represents the significance of maintaining some ethical responsibilities. In this theory, ethical rules are assumed to be accepted by all. Its consequences must be followed by everyone. For example, always tell the truth. As a human being, everyone must speak the truth. It is an ethical obligation. On the other hand, Utilitarianism <text:span text:style-name="T2">(teleological theory)</text:span> is a moral theory that refers to the criteria for understanding whether the consequences of an action are right or wrong. In contrast to egoism and altruism, utilitarianism values human interests equally. A theory called utilitarianism is that the greatest number of people can be expected to achieve the greatest happiness. The general difference between duty ethics and utilitarianism is that one emphasizes the intrinsic activity and the other represents the consequences of an action. Duty ethics gives more importance to universal principles where as utilitarianism gives more importance to a particular situation. Duty ethics views moral obligations as absolute and utilitarianism as the importance of balancing a constructive interest in the overall welfare. Duty ethics gives importance to valuing human dignity and overall well-being, while utilitarianism gives importance to achieving overall happiness. Finally, <text:span text:style-name="T1">we can say that</text:span> the difference between the two is the ethical decision-making proces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1T22:20:01.961000000</meta:creation-date>
    <dc:date>2023-04-01T22:45:22.457000000</dc:date>
    <meta:editing-duration>PT21M45S</meta:editing-duration>
    <meta:editing-cycles>3</meta:editing-cycles>
    <meta:generator>LibreOffice/7.3.4.2$Windows_X86_64 LibreOffice_project/728fec16bd5f605073805c3c9e7c4212a0120dc5</meta:generator>
    <meta:document-statistic meta:table-count="0" meta:image-count="0" meta:object-count="0" meta:page-count="1" meta:paragraph-count="2" meta:word-count="280" meta:character-count="1914" meta:non-whitespace-character-count="1631"/>
  </office:meta>
</office:document-meta>
</file>